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irka-Italic" svg:font-family="Birka-Italic" style:font-family-generic="system"/>
    <style:font-face style:name="MyriadPro-SemiboldCond" svg:font-family="MyriadPro-SemiboldCond" style:font-family-generic="script"/>
    <style:font-face style:name="MyriadPro-Cond" svg:font-family="MyriadPro-Cond" style:font-family-generic="script"/>
    <style:font-face style:name="Birka" svg:font-family="Birka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  <style:text-properties style:font-name="Birka-Italic" style:font-name-complex="Birka-Italic" fo:font-style="italic" style:font-style-asian="italic" style:font-style-complex="italic" fo:font-size="9pt" style:font-size-asian="9pt" style:font-size-complex="9pt"/>
    </style:style>
    <style:style style:name="T2" style:parent-style-name="DefaultParagraphFont" style:family="text">
      <style:text-properties style:language-asian="en" style:country-asian="GB"/>
    </style:style>
    <style:style style:name="P3" style:parent-style-name="Normal" style:family="paragraph">
      <style:paragraph-properties style:text-autospace="none" fo:margin-bottom="0in" fo:line-height="100%"/>
      <style:text-properties style:font-name="Birka-Italic" style:font-name-complex="Birka-Italic" fo:font-style="italic" style:font-style-asian="italic" style:font-style-complex="italic" fo:font-size="9pt" style:font-size-asian="9pt" style:font-size-complex="9pt"/>
    </style:style>
    <style:style style:name="P4" style:parent-style-name="Normal" style:family="paragraph">
      <style:paragraph-properties style:text-autospace="none" fo:margin-bottom="0in" fo:line-height="100%"/>
      <style:text-properties style:font-name="Birka-Italic" style:font-name-complex="Birka-Italic" fo:font-style="italic" style:font-style-asian="italic" style:font-style-complex="italic" fo:font-size="9pt" style:font-size-asian="9pt" style:font-size-complex="9pt"/>
    </style:style>
    <style:style style:name="P5" style:parent-style-name="Normal" style:family="paragraph">
      <style:paragraph-properties style:text-autospace="none" fo:margin-bottom="0in" fo:line-height="100%"/>
      <style:text-properties style:font-name="Birka-Italic" style:font-name-complex="Birka-Italic" fo:font-style="italic" style:font-style-asian="italic" style:font-style-complex="italic" fo:font-size="9pt" style:font-size-asian="9pt" style:font-size-complex="9pt"/>
    </style:style>
    <style:style style:name="P6" style:parent-style-name="Normal" style:family="paragraph">
      <style:paragraph-properties style:text-autospace="none" fo:margin-bottom="0in" fo:line-height="100%"/>
      <style:text-properties style:font-name="MyriadPro-SemiboldCond" style:font-name-complex="MyriadPro-SemiboldCond" fo:font-size="9pt" style:font-size-asian="9pt" style:font-size-complex="9pt"/>
    </style:style>
    <style:style style:name="P7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8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9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10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11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12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13" style:parent-style-name="Normal" style:family="paragraph">
      <style:paragraph-properties style:text-autospace="none" fo:margin-bottom="0in" fo:line-height="100%"/>
      <style:text-properties style:font-name="MyriadPro-SemiboldCond" style:font-name-complex="MyriadPro-SemiboldCond" fo:font-size="9pt" style:font-size-asian="9pt" style:font-size-complex="9pt"/>
    </style:style>
    <style:style style:name="P14" style:parent-style-name="Normal" style:family="paragraph">
      <style:paragraph-properties style:text-autospace="none" fo:margin-bottom="0in" fo:line-height="100%"/>
      <style:text-properties style:font-name="MyriadPro-SemiboldCond" style:font-name-complex="MyriadPro-SemiboldCond" fo:font-size="9pt" style:font-size-asian="9pt" style:font-size-complex="9pt"/>
    </style:style>
    <style:style style:name="P15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16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17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18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19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0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1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2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3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4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5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6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7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8" style:parent-style-name="Normal" style:family="paragraph">
      <style:paragraph-properties style:text-autospace="none" fo:margin-bottom="0in" fo:line-height="100%"/>
      <style:text-properties style:font-name="MyriadPro-Cond" style:font-name-complex="MyriadPro-Cond" fo:font-size="9pt" style:font-size-asian="9pt" style:font-size-complex="9pt"/>
    </style:style>
    <style:style style:name="P29" style:parent-style-name="Normal" style:family="paragraph">
      <style:text-properties style:font-name="MyriadPro-Cond" style:font-name-complex="MyriadPro-Cond" fo:font-size="9pt" style:font-size-asian="9pt" style:font-size-complex="9pt"/>
    </style:style>
    <style:style style:name="P30" style:parent-style-name="Normal" style:family="paragraph">
      <style:text-properties style:font-name="MyriadPro-Cond" style:font-name-complex="MyriadPro-Cond" fo:font-size="9pt" style:font-size-asian="9pt" style:font-size-complex="9pt"/>
    </style:style>
    <style:style style:name="T31" style:parent-style-name="DefaultParagraphFont" style:family="text">
      <style:text-properties style:font-name="MyriadPro-SemiboldCond" style:font-name-complex="MyriadPro-SemiboldCond" fo:font-size="15pt" style:font-size-asian="15pt" style:font-size-complex="15pt"/>
    </style:style>
    <style:style style:name="T32" style:parent-style-name="DefaultParagraphFont" style:family="text">
      <style:text-properties style:font-name="MyriadPro-Cond" style:font-name-complex="MyriadPro-Cond" fo:font-size="9pt" style:font-size-asian="9pt" style:font-size-complex="9pt" style:language-asian="en" style:country-asian="GB"/>
    </style:style>
    <style:style style:name="P33" style:parent-style-name="Normal" style:family="paragraph">
      <style:paragraph-properties style:text-autospace="none" style:vertical-align="auto" fo:margin-bottom="0in" fo:line-height="100%"/>
      <style:text-properties style:font-name="Birka" style:font-name-complex="Birka" fo:font-size="10pt" style:font-size-asian="10pt" style:font-size-complex="10pt" fo:hyphenate="true"/>
    </style:style>
    <style:style style:name="P34" style:parent-style-name="Normal" style:family="paragraph">
      <style:text-properties style:font-name="Birka" style:font-name-complex="Birka" fo:font-size="10pt" style:font-size-asian="10pt" style:font-size-complex="10pt"/>
    </style:style>
    <style:style style:name="P35" style:parent-style-name="Normal" style:family="paragraph">
      <style:text-properties style:font-name="Birka" style:font-name-complex="Birka" fo:font-size="10pt" style:font-size-asian="10pt" style:font-size-complex="10pt"/>
    </style:style>
    <style:style style:name="T36" style:parent-style-name="DefaultParagraphFont" style:family="text">
      <style:text-properties style:font-name="Birka" style:font-name-complex="Birka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Web application logical architecture ASPNET MVC</text:p>
      <text:p text:style-name="Normal"/>
      <text:p text:style-name="Normal"><text:span text:style-name="T2"><draw:frame draw:style-name="a0" draw:name="Picture 1" text:anchor-type="as-char" svg:x="0in" svg:y="0in" svg:width="5.90556in" svg:height="5.70764in" style:rel-width="scale" style:rel-height="scale"><draw:image xlink:href="media/image1.emf" xlink:type="simple" xlink:show="embed" xlink:actuate="onLoad"/><svg:title/><svg:desc/></draw:frame></text:span></text:p>
      <text:p text:style-name="P3">Figure 5-3. Web application logical architecture</text:p>
      <text:p text:style-name="P4"/>
      <text:p text:style-name="P5">Table 5-1. Component descriptions</text:p>
      <text:p text:style-name="P6">Name Layer Description</text:p>
      <text:p text:style-name="P7">HTML/CSS Client The UI<text:s/>elements used to describe the layout and style of the</text:p>
      <text:p text:style-name="P8">application</text:p>
      <text:p text:style-name="P9">JavaScript Client Any client-side logic used for validation and business</text:p>
      <text:p text:style-name="P10">processing</text:p>
      <text:p text:style-name="P11">Security Client Security token (cookie)</text:p>
      <text:p text:style-name="P12">Logging Client Local service used for logging and monitoring</text:p>
      <text:p text:style-name="P13">Architecting a Web Application | 91</text:p>
      <text:p text:style-name="P14">Name Layer Description</text:p>
      <text:p text:style-name="P15">Local Storage Client HTML 5 local storage (used for caching/offline storage)</text:p>
      <text:p text:style-name="P16">Browser Cache Client Cache provided by the browser, used for storing HTML, CSS,</text:p>
      <text:p text:style-name="P17">images, etc.</text:p>
      <text:p text:style-name="P18">View Web Server Server-side view<text:s/>used to render HTML</text:p>
      <text:p text:style-name="P19">Controller Web Server Application controller, handles user input and orchestration</text:p>
      <text:soft-page-break/>
      <text:p text:style-name="P20">Model Web Server A collection of classes representing the business domain model</text:p>
      <text:p text:style-name="P21">for the application</text:p>
      <text:p text:style-name="P22">Service Layer Web Server Service layer used for<text:s/>encapsulating complex business</text:p>
      <text:p text:style-name="P23">processes and persistence</text:p>
      <text:p text:style-name="P24">Repository Web Server Data access components (object relational mapper)</text:p>
      <text:p text:style-name="P25">Security Web Server Security service used for authenticating and authorizing users</text:p>
      <text:p text:style-name="P26">Logging Web Server Application service used<text:s/>for logging</text:p>
      <text:p text:style-name="P27">Monitoring Web Server Application service used for health monitoring</text:p>
      <text:p text:style-name="P28">Session/Caching Data Application service used for managing transit state</text:p>
      <text:p text:style-name="P29">External Service Data Any external systems the application depends on</text:p>
      <text:p text:style-name="P30"/>
      <text:p text:style-name="Normal"><text:span text:style-name="T31">Physical Design Best Practices</text:span></text:p>
      <text:p text:style-name="Normal"><text:span text:style-name="T32"><draw:frame draw:style-name="a1" draw:name="Picture 2" text:anchor-type="as-char" svg:x="0in" svg:y="0in" svg:width="5.78333in" svg:height="3.52847in" style:rel-width="scale" style:rel-height="scale"><draw:image xlink:href="media/image2.emf" xlink:type="simple" xlink:show="embed" xlink:actuate="onLoad"/><svg:title/><svg:desc/></draw:frame></text:span></text:p>
      <text:p text:style-name="P33">There are many factors that you<text:s/>need to consider when designing a web application.</text:p>
      <text:p text:style-name="P34">Four of the more important ones are performance, scalability, bandwidth, and latency.</text:p>
      <text:p text:style-name="P35"/>
      <text:p text:style-name="Normal"><text:span text:style-name="T36">Setting up a monitoring strateg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irka-Italic" svg:font-family="Birka-Italic" style:font-family-generic="system"/>
    <style:font-face style:name="MyriadPro-SemiboldCond" svg:font-family="MyriadPro-SemiboldCond" style:font-family-generic="script"/>
    <style:font-face style:name="MyriadPro-Cond" svg:font-family="MyriadPro-Cond" style:font-family-generic="script"/>
    <style:font-face style:name="Birka" svg:font-family="Birka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ogo Marques</meta:initial-creator>
    <dc:creator>Diogo Marques</dc:creator>
    <meta:creation-date>2015-10-28T13:12:00Z</meta:creation-date>
    <dc:date>2015-10-28T14:17:00Z</dc:date>
    <meta:template xlink:href="Normal" xlink:type="simple"/>
    <meta:editing-cycles>4</meta:editing-cycles>
    <meta:editing-duration>PT180S</meta:editing-duration>
    <meta:document-statistic meta:page-count="2" meta:paragraph-count="3" meta:word-count="248" meta:character-count="1659" meta:row-count="11" meta:non-whitespace-character-count="1414"/>
  </office:meta>
</office:document-meta>
</file>